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4in" fo:margin-right="0.25in" fo:text-indent="0in" style:auto-text-indent="false"/>
    </style:style>
    <style:style style:name="P2" style:family="paragraph" style:parent-style-name="Header">
      <style:paragraph-properties fo:margin-left="4.5in" fo:margin-right="0.25in" fo:text-align="center" style:justify-single-word="false" fo:text-indent="0in" style:auto-text-indent="false"/>
    </style:style>
    <style:style style:name="P3" style:family="paragraph" style:parent-style-name="Header">
      <style:paragraph-properties fo:margin-left="0in" fo:margin-right="0in" fo:text-indent="0in" style:auto-text-indent="false"/>
    </style:style>
    <style:style style:name="P4" style:family="paragraph" style:parent-style-name="Header">
      <style:paragraph-properties fo:margin-left="0in" fo:margin-right="0in" fo:text-align="justify" style:justify-single-word="false" fo:text-indent="0in" style:auto-text-indent="false"/>
    </style:style>
    <style:style style:name="P5" style:family="paragraph" style:parent-style-name="Body">
      <style:paragraph-properties fo:margin-left="0in" fo:margin-right="0in" fo:text-align="center" style:justify-single-word="false" fo:text-indent="0in" style:auto-text-indent="false"/>
    </style:style>
    <style:style style:name="P6" style:family="paragraph" style:parent-style-name="Heading_20_1">
      <style:paragraph-properties fo:text-align="start" style:justify-single-word="false">
        <style:tab-stops>
          <style:tab-stop style:position="0.6665in"/>
        </style:tab-stops>
      </style:paragraph-properties>
    </style:style>
    <style:style style:name="P7" style:family="paragraph" style:parent-style-name="Heading_20_1">
      <style:paragraph-properties fo:break-before="page"/>
    </style:style>
    <style:style style:name="P8" style:family="paragraph" style:parent-style-name="Heading_20_1" style:master-page-name="Converted3">
      <style:paragraph-properties style:page-number="auto" fo:break-before="page"/>
    </style:style>
    <style:style style:name="P9" style:family="paragraph" style:parent-style-name="Contents_20_1">
      <style:paragraph-properties>
        <style:tab-stops>
          <style:tab-stop style:position="6.6252in" style:type="right" style:leader-style="dotted" style:leader-tex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text-properties fo:font-weight="bold" style:font-weight-asian="bold"/>
    </style:style>
    <style:style style:name="P14" style:family="paragraph" style:parent-style-name="Standard">
      <style:text-properties style:letter-kerning="true"/>
    </style:style>
    <style:style style:name="P15" style:family="paragraph" style:parent-style-name="Standard">
      <style:text-properties fo:background-color="#ffff00"/>
    </style:style>
    <style:style style:name="P16" style:family="paragraph" style:parent-style-name="Standard">
      <style:text-properties style:font-weight-complex="bold"/>
    </style:style>
    <style:style style:name="P17" style:family="paragraph" style:parent-style-name="Standard" style:master-page-name="Standard">
      <style:paragraph-properties fo:line-height="200%" fo:text-align="center" style:justify-single-word="false" style:page-number="auto"/>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indent="0.5in" style:auto-text-indent="false"/>
      <style:text-properties style:letter-kerning="true"/>
    </style:style>
    <style:style style:name="P20" style:family="paragraph" style:parent-style-name="Standard">
      <style:paragraph-properties fo:background-color="#ffffff">
        <style:background-image/>
      </style:paragraph-properties>
    </style:style>
    <style:style style:name="P21" style:family="paragraph" style:parent-style-name="Standard">
      <style:paragraph-properties fo:background-color="#ffffff">
        <style:background-image/>
      </style:paragraph-properties>
      <style:text-properties fo:font-weight="bold" style:font-weight-asian="bold"/>
    </style:style>
    <style:style style:name="P22" style:family="paragraph" style:parent-style-name="Standard">
      <style:paragraph-properties fo:background-color="#ffffff">
        <style:background-image/>
      </style:paragraph-properties>
      <style:text-properties fo:color="#000000" style:font-name="Calibri" style:font-name-complex="Calibri1"/>
    </style:style>
    <style:style style:name="P23" style:family="paragraph" style:parent-style-name="Standard">
      <style:paragraph-properties fo:background-color="#ffffff">
        <style:background-image/>
      </style:paragraph-properties>
      <style:text-properties fo:color="#000000" style:font-name="Calibri" fo:background-color="#ffff00" style:font-name-complex="Calibri1"/>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1.5in" fo:margin-right="0in" fo:text-indent="0.5in" style:auto-text-indent="false"/>
    </style:style>
    <style:style style:name="P26" style:family="paragraph" style:parent-style-name="Standard">
      <style:paragraph-properties fo:margin-left="1.5in" fo:margin-right="0in" fo:text-indent="0.5in" style:auto-text-indent="false"/>
      <style:text-properties fo:font-weight="bold" style:font-weight-asian="bold" style:font-weight-complex="bold"/>
    </style:style>
    <style:style style:name="T1" style:family="text">
      <style:text-properties fo:background-color="#ffff00"/>
    </style:style>
    <style:style style:name="T2" style:family="text">
      <style:text-properties fo:background-color="#ffff00" style:font-weight-complex="bold"/>
    </style:style>
    <style:style style:name="T3" style:family="text">
      <style:text-properties fo:background-color="#ffff00" style:font-size-complex="12pt"/>
    </style:style>
    <style:style style:name="T4" style:family="text">
      <style:text-properties fo:font-weight="normal" style:font-weight-asian="normal"/>
    </style:style>
    <style:style style:name="T5" style:family="text">
      <style:text-properties fo:color="#000000" style:font-name="Calibri" style:font-name-complex="Calibri1"/>
    </style:style>
    <style:style style:name="T6" style:family="text">
      <style:text-properties fo:color="#000000" style:font-name="Calibri" fo:background-color="#ffff00" style:font-name-complex="Calibri1"/>
    </style:style>
    <style:style style:name="T7" style:family="text">
      <style:text-properties fo:color="#000000" style:font-name="Calibri" fo:font-weight="bold" fo:background-color="#ffff00" style:font-weight-asian="bold" style:font-name-complex="Calibri1"/>
    </style:style>
    <style:style style:name="T8" style:family="text">
      <style:text-properties fo:color="#000000" style:font-name="Calibri" fo:font-weight="bold" style:font-weight-asian="bold" style:font-name-complex="Calibri1"/>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fo:background-color="#ffff00" style:font-weight-asian="bold"/>
    </style:style>
    <style:style style:name="T12" style:family="text">
      <style:text-properties style:letter-kerning="true"/>
    </style:style>
    <style:style style:name="T13" style:family="text">
      <style:text-properties style:letter-kerning="true" fo:background-color="#ffff00"/>
    </style:style>
    <style:style style:name="T14" style:family="text">
      <style:text-properties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2">A Data Engineering Practicum Project Report</text:p>
      <text:p text:style-name="P5">Submitted March of 2022 to the <text:s/></text:p>
      <text:p text:style-name="P5">Anderson College of Business and Computing</text:p>
      <text:p text:style-name="P5">Regis University</text:p>
      <text:p text:style-name="P5">in partial fulfillment of the requirements for a</text:p>
      <text:p text:style-name="P5">Master of Science in Data Science with a Specialization in Data Engineering </text:p>
      <text:p text:style-name="P5">by</text:p>
      <text:p text:style-name="P12"><office:annotation><dc:creator>l-admin</dc:creator><dc:date>2013-05-24T12:53:00.90</dc:date><textooo:sender-initials>l</textooo:sender-initials><text:p>Add your name, delete this comment</text:p></office:annotation><text:span text:style-name="T1">&lt;add your name here&gt;</text:span></text:p>
      <text:p text:style-name="P12"/>
      <text:p text:style-name="P12"/>
      <text:p text:style-name="P12"/>
      <text:list xml:id="list7915124441977950629" text:style-name="Outline">
        <text:list-item>
          <text:h text:style-name="Heading_20_1" text:outline-level="1"><text:bookmark-start text:name="__RefHeading__700_907745979"/><text:span text:style-name="T4">Practicum Project Advisor</text:span><text:bookmark-end text:name="__RefHeading__700_907745979"/></text:h>
        </text:list-item>
        <text:list-item>
          <text:h text:style-name="P7" text:outline-level="1"><text:bookmark-start text:name="__RefHeading__702_907745979"/><text:span text:style-name="T4">Bob Mason, Ph.D., M.B.A.</text:span><text:bookmark-start text:name="_Toc286694429"/><text:bookmark-start text:name="Bookmark"/><office:annotation office:name="__Annotation__100_907745979"><dc:creator>l-admin</dc:creator><dc:date>2013-05-24T12:49:00.92</dc:date><textooo:sender-initials>l</textooo:sender-initials><text:p>Make sure the page numbers match the final report</text:p></office:annotation><text:tab/>Table of Contents<text:bookmark-end text:name="Bookmark"/><text:tab/><text:bookmark-end text:name="__RefHeading__702_907745979"/></text:h>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700_907745979">Practicum Project Advisor<text:tab/>1</text:a></text:p>
          <text:p text:style-name="P9"><text:a xlink:type="simple" xlink:href="#__RefHeading__702_907745979">Bob Mason, Ph.D., M.B.A. Table of Contents <text:tab/>2</text:a></text:p>
          <text:p text:style-name="P9"><text:a xlink:type="simple" xlink:href="#__RefHeading__704_907745979"><text:s text:c="2"/><text:tab/>2</text:a></text:p>
          <text:p text:style-name="P9"><text:a xlink:type="simple" xlink:href="#__RefHeading__706_907745979">Chapter 1-Introduction<text:tab/>3</text:a></text:p>
          <text:p text:style-name="P9"><text:a xlink:type="simple" xlink:href="#__RefHeading__708_907745979">Chapter 2 – Technical Components<text:tab/>4</text:a></text:p>
        </text:index-body>
      </text:table-of-content>
      <text:p text:style-name="P4"/>
      <text:section text:style-name="Sect1" text:name="TextSection">
        <text:list xml:id="list34678097" text:continue-numbering="true" text:style-name="Outline">
          <text:list-item>
            <text:h text:style-name="Heading_20_1" text:outline-level="1"/>
          </text:list-item>
        </text:list>
        <text:p text:style-name="Standard"/>
        <text:p text:style-name="Standard"/>
        <text:p text:style-name="Standard"><office:annotation-end office:name="__Annotation__100_907745979"/></text:p>
        <text:p text:style-name="Standard"/>
        <text:p text:style-name="Standard"/>
        <text:list xml:id="list34667312" text:continue-numbering="true" text:style-name="Outline">
          <text:list-item>
            <text:h text:style-name="Heading_20_1" text:outline-level="1"/>
          </text:list-item>
          <text:list-item>
            <text:h text:style-name="P6" text:outline-level="1"><text:bookmark-start text:name="__RefHeading__704_907745979"/><text:tab/> <text:bookmark-end text:name="__RefHeading__704_907745979"/></text:h>
          </text:list-item>
          <text:list-item>
            <text:h text:style-name="Heading_20_1" text:outline-level="1"><text:bookmark-end text:name="_Toc286694429"/></text:h>
          </text:list-item>
        </text:list>
      </text:section>
      <text:list xml:id="list34669217" text:continue-numbering="true" text:style-name="Outline">
        <text:list-item>
          <text:h text:style-name="P8" text:outline-level="1"><text:bookmark-start text:name="__RefHeading__706_907745979"/><text:bookmark-start text:name="Bookmark1"/>Chapter 1-Introduction<text:bookmark-end text:name="__RefHeading__706_907745979"/><text:bookmark-end text:name="Bookmark1"/></text:h>
        </text:list-item>
      </text:list>
      <text:p text:style-name="Standard"><text:span text:style-name="T9">Overview</text:span></text:p>
      <text:p text:style-name="P13"/>
      <text:p text:style-name="P18">The MSDE692 and MSDE696 – Data Engineering (DE) Practicum courses satisfy the Graduate Final Project requirement for graduation from the <text:span text:style-name="T12">Master of Science in Data Science with a Specialization in Data Engineering. A total of 36 credit hours of course work is required to graduate from RU with a Data Science degree. <text:s/>These courses are taken as the last courses within the program and each student is required to participate in the Data Engineering Practicum for two eight-week terms to earn the Specialization in DE along with the other four DE courses. <text:s/>T</text:span>he goal of the Data Engineering Practicum project is to facilitate a real-life hands-on learning experience via the development of data infrastructure for use by Data Scientists. <text:s/>Each student selects their own DE project to customize. <text:s/>The Database Practicum Project allows students to demonstrate their design and coding skills that they have acquired throughout their course work within the MS in DS - Specialization in Data Engineering.</text:p>
      <text:p text:style-name="P14"/>
      <text:p text:style-name="Standard"><text:span text:style-name="T13">Note: please delete the yellow highlighted text after you replace it with your text.</text:span></text:p>
      <text:p text:style-name="P19"/>
      <text:p text:style-name="Standard"><text:span text:style-name="T13">Please add a section here with your research statement, I have provided a sample below.</text:span></text:p>
      <text:p text:style-name="P13"/>
      <text:p text:style-name="Standard"><text:span text:style-name="T9">Background:</text:span></text:p>
      <text:p text:style-name="P13"/>
      <text:p text:style-name="P20"><text:span text:style-name="T5">Last Spring semester in 2021, I taught the Data Engineering Practicum at Regis University as part of the MS in Data Science – Specialization in Data Engineering.  Three of the students were using Raspberry Pi(s) as part of their research for different projects. <text:s/>I was very skeptical at first about the capabilities of Raspberry Pi(s).  However, I became intrigued about the latest generation of Raspberry PI(s) and I soon discovered that the Raspberry Pi 4Bs can be considered substantial server machines.  Anyway, embark on a research project during the Summer of 2021 (please see my research statement below). <text:s/>I built a cluster of 9 4B servers in addition to a Raspberry 400 which is built into a key board. <text:s/>I found a Raspberry Pi rack that is roughly the size of a shoe box which can hold 8 Pis. and I bought an unmanaged switch that I connected to my router with 1 ft cables.  They Pi(s) plug into the rack pretty well.  The 9 machines came with 8 gig of memory and I used 64 gig microchips.  One of the machines I paired with a 2 terabyte disk that I purchased with a kit.  Initially I installed the Debian operating system, but the Pi(s) were only using 32 bit.  As I did more research, I discovered that Ubuntu 20 (now 21) was a better choice to run on the Pi 4Bs using 64 bit.  This would enable me to use MongoDB for the research.  </text:span></text:p>
      <text:p text:style-name="P20"><text:span text:style-name="T5"><text:line-break/></text:span></text:p>
      <text:p text:style-name="P21"/>
      <text:p text:style-name="P21"/>
      <text:p text:style-name="P21"/>
      <text:p text:style-name="P21"/>
      <text:p text:style-name="P21"/>
      <text:p text:style-name="P21"/>
      <text:p text:style-name="P20"><text:soft-page-break/><text:span text:style-name="T11">Sample Research Statement:</text:span><text:bookmark text:name="Bookmark2"/></text:p>
      <text:p text:style-name="P22"/>
      <text:p text:style-name="P20"><text:span text:style-name="T6">The purpose of this research is to demonstrate the capability of a cluster of nine (9) Raspberry Pi 4B servers configured with Ubuntu 21 as the operating system, to support a distributed MongoDB (v4.2) NoSQL database. <text:s text:c="2"/>This research project will include distributed processing enabled on the cluster of MongoDB database servers. <text:s/>Five of the database servers will be allocated as data Shards (e.g. store data), three of the servers will be allocated as configuration servers (e.g. to manage the distributed data) and one server will be allocated as a query server to allow for the maintenance of the data using SQL. <text:s/>Data will be loaded via the MongoDB query server via SQL Insert statements. <text:s/>The result will be that the data will be distributed evenly across the five data servers based upon a predefined hash key.</text:span><text:span text:style-name="T5">   </text:span></text:p>
      <text:p text:style-name="P22"/>
      <text:p text:style-name="P20"><text:span text:style-name="T7">Sample Deliverables Statement:</text:span></text:p>
      <text:p text:style-name="P22"/>
      <text:p text:style-name="P20"><text:span text:style-name="T6">The first 1000 MongoDB documents (rows of data) that were loaded were simple in format with one integer field. <text:s/>The next 500 documents of crypto currency data was sourced from the Kaggle Data Science website and then was evenly distributed across the five MongoDB data servers.</text:span></text:p>
      <text:p text:style-name="P23"/>
      <text:p text:style-name="P20"><text:span text:style-name="T6">…. Etc.</text:span></text:p>
      <text:p text:style-name="P13"/>
      <text:p text:style-name="P15"/>
      <text:list xml:id="list34671570" text:continue-numbering="true" text:style-name="Outline">
        <text:list-item>
          <text:h text:style-name="Heading_20_1" text:outline-level="1"><text:bookmark-start text:name="__RefHeading__708_907745979"/><text:bookmark-start text:name="Bookmark3"/>Chapter 2 – <text:bookmark-end text:name="Bookmark3"/>Technical Components<text:bookmark-end text:name="__RefHeading__708_907745979"/></text:h>
        </text:list-item>
      </text:list>
      <text:p text:style-name="Standard"><text:span text:style-name="T1">Provide documentation about the DE project that you have selected. <text:s/>This should include all technical components, both hardware and software. <text:s/>If applicable, highlight how the code that you developed works and/or any changes that you made to the code.</text:span></text:p>
      <text:p text:style-name="P24"/>
      <text:p text:style-name="P10"><text:bookmark-start text:name="Bookmark4"/><text:span text:style-name="T9">Chapter 3 –Results</text:span><text:bookmark-end text:name="Bookmark4"/></text:p>
      <text:p text:style-name="P16"/>
      <text:p text:style-name="Standard"><text:span text:style-name="T2">This Chapter will include your screen shots of the results with an explanation. <text:s/>What problems did you encounter</text:span><text:bookmark-start text:name="Bookmark5"/><text:span text:style-name="T2">? <text:s/>Did you get the results that you defined in your research statement?</text:span></text:p>
      <text:p text:style-name="P16"/>
      <text:p text:style-name="Standard"/>
      <text:p text:style-name="P25"><text:span text:style-name="T10">Chapter 4 – Conclusions</text:span><text:bookmark-end text:name="Bookmark5"/></text:p>
      <text:p text:style-name="P26"/>
      <text:p text:style-name="P11"><text:span text:style-name="T3">Please add your conclusions about the project. <text:s/>This can include lessons learned and comments about the technology that you sel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Times New Roman"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line-height="200%" fo:text-align="center" style:justify-single-word="false" fo:keep-with-next="always"/>
      <style:text-properties fo:font-weight="bold" style:letter-kerning="true" style:font-weight-asian="bold"/>
    </style:style>
    <style:style style:name="Heading_20_2" style:display-name="Heading 2" style:family="paragraph" style:parent-style-name="Standard" style:next-style-name="Text_20_body" style:default-outline-level="2" style:list-style-name="Outline" style:class="text">
      <style:paragraph-properties fo:line-height="200%" fo:keep-with-next="always"/>
      <style:text-properties fo:font-weight="bold" style:font-weight-asian="bold"/>
    </style:style>
    <style:style style:name="Heading_20_3" style:display-name="Heading 3" style:family="paragraph" style:parent-style-name="Standard" style:next-style-name="Text_20_body" style:default-outline-level="3" style:list-style-name="Outline" style:class="text">
      <style:paragraph-properties fo:margin-left="0in" fo:margin-right="0in" fo:line-height="200%" fo:text-indent="0.5in"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0.5in" fo:margin-right="0in" fo:line-height="200%" fo:keep-together="always" fo:text-indent="0in" style:auto-text-indent="false" fo:keep-with-next="always"/>
      <style:text-properties fo:language="en" fo:country="US" fo:font-style="italic" fo:font-weight="bold" style:language-asian="en" style:country-asian="US"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line-height="200%"/>
      <style:text-properties fo:language="en" fo:country="US" fo:font-style="italic" style:language-asian="en" style:country-asian="US" style:font-style-asian="italic"/>
    </style:style>
    <style:style style:name="Header" style:family="paragraph" style:parent-style-name="Standard" style:default-outline-level="" style:list-style-name="" style:class="extra">
      <style:paragraph-properties fo:margin-left="4in" fo:margin-right="0in" fo:text-indent="0in" style:auto-text-indent="false" text:number-lines="false" text:line-number="0">
        <style:tab-stops>
          <style:tab-stop style:position="6.5in" style:type="right"/>
        </style:tab-stops>
      </style:paragraph-properties>
      <style:text-properties fo:language="en" fo:country="US" style:language-asian="en" style:country-asian="US"/>
    </style:style>
    <style:style style:name="Body" style:family="paragraph" style:parent-style-name="Standard" style:default-outline-level="" style:list-style-name="">
      <style:paragraph-properties fo:margin-left="0in" fo:margin-right="0in" fo:line-height="200%" fo:text-indent="0.5in" style:auto-text-indent="false"/>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fo:language="en" fo:country="US" style:language-asian="en" style:country-asian="US"/>
    </style:style>
    <style:style style:name="endnote_20_text" style:display-name="endnote text" style:family="paragraph" style:parent-style-name="Body" style:default-outline-level="" style:list-style-name=""/>
    <style:style style:name="Running_20_head" style:display-name="Running head" style:family="paragraph" style:parent-style-name="Heading_20_1" style:default-outline-level="" style:list-style-name="">
      <style:paragraph-properties fo:text-align="start" style:justify-single-word="false"/>
    </style:style>
    <style:style style:name="Title" style:family="paragraph" style:parent-style-name="Standard" style:next-style-name="Subtitle" style:default-outline-level="1" style:class="chapter">
      <style:paragraph-properties fo:margin-top="2.3335in" fo:margin-bottom="0in" fo:line-height="200%" fo:text-align="center" style:justify-single-word="false"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_20__26__20_Affiliation" style:display-name="Byline &amp; Affiliation" style:family="paragraph" style:parent-style-name="Title" style:default-outline-level="" style:list-style-name="">
      <style:paragraph-properties fo:margin-top="0in" fo:margin-bottom="0in"/>
    </style:style>
    <style:style style:name="Abstract" style:family="paragraph" style:parent-style-name="Body" style:default-outline-level="" style:list-style-name="">
      <style:paragraph-properties fo:margin-left="0in" fo:margin-right="0in" fo:text-indent="0in" style:auto-text-indent="false"/>
    </style:style>
    <style:style style:name="Indent" style:family="paragraph" style:parent-style-name="Heading_20_1" style:default-outline-level="" style:list-style-name="">
      <style:paragraph-properties fo:margin-left="0.5in" fo:margin-right="0in" fo:text-align="start" style:justify-single-word="false" fo:text-indent="0in" style:auto-text-indent="false" fo:keep-with-next="auto"/>
    </style:style>
    <style:style style:name="Table_20_Number" style:display-name="Table Number" style:family="paragraph" style:parent-style-name="Abstract" style:default-outline-level="" style:list-style-name="">
      <style:paragraph-properties fo:keep-with-next="always"/>
    </style:style>
    <style:style style:name="Table_20_Title" style:display-name="Table Title" style:family="paragraph" style:parent-style-name="Heading_20_3" style:default-outline-level="" style:list-style-name="">
      <style:paragraph-properties fo:margin-left="0in" fo:margin-right="0in" fo:margin-top="0in" fo:margin-bottom="0.1665in" fo:line-height="100%" fo:text-indent="0in" style:auto-text-indent="false"/>
      <style:text-properties fo:font-style="normal" style:font-style-asian="normal"/>
    </style:style>
    <style:style style:name="Figure_20_Caption" style:display-name="Figure Caption" style:family="paragraph" style:parent-style-name="Table_20_Title" style:default-outline-level="" style:list-style-name="">
      <style:paragraph-properties fo:keep-with-next="auto"/>
    </style:style>
    <style:style style:name="caption" style:family="paragraph" style:parent-style-name="Standard" style:default-outline-level="" style:list-style-name="">
      <style:paragraph-properties fo:line-height="200%"/>
    </style:style>
    <style:style style:name="Bibliography" style:family="paragraph" style:parent-style-name="Standard" style:default-outline-level="" style:list-style-name="">
      <style:paragraph-properties fo:margin-left="0.5in" fo:margin-right="0in" fo:line-height="200%" fo:text-indent="-0.5in" style:auto-text-indent="false"/>
      <style:text-properties fo:color="#000000" style:font-name-complex="Arial1" style:font-size-complex="12pt"/>
    </style:style>
    <style:style style:name="Balloon_20_Text" style:display-name="Balloon Text" style:family="paragraph" style:parent-style-name="Standard" style:default-outline-level="" style:list-style-name="">
      <style:text-properties style:font-name="Tahoma" fo:font-size="8pt" fo:language="en" fo:country="US" style:font-size-asian="8pt" style:language-asian="en" style:country-asian="US"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aption" style:display-name="Table Caption" style:family="paragraph" style:parent-style-name="Table_20_Title" style:default-outline-level="" style:list-style-name="">
      <style:text-properties fo:font-weight="normal" style:font-weight-asian="normal"/>
    </style:style>
    <style:style style:name="Figure_20_Title" style:display-name="Figure Title" style:family="paragraph" style:parent-style-name="caption" style:default-outline-level="" style:list-style-name="">
      <style:paragraph-properties fo:margin-top="0in" fo:margin-bottom="0.1665in" fo:line-height="100%" fo:padding-left="0.0555in" fo:padding-right="0.0555in" fo:padding-top="0.0138in" fo:padding-bottom="0.0138in" fo:border="0.0209in solid #000001"/>
      <style:text-properties fo:font-weight="bold" style:font-weight-asian="bold"/>
    </style:style>
    <style:style style:name="List_20_Bullet" style:display-name="List Bullet" style:family="paragraph" style:parent-style-name="Standard" style:default-outline-level="" style:list-style-name="">
      <style:paragraph-properties fo:margin-left="0.75in" fo:margin-right="0in" fo:margin-top="0in" fo:margin-bottom="0.139in" fo:line-height="115%" fo:text-indent="0in" style:auto-text-indent="false">
        <style:tab-stops>
          <style:tab-stop style:position="0.75in"/>
        </style:tab-stops>
      </style:paragraph-properties>
      <style:text-properties style:font-name="Calibri" fo:font-size="11pt" style:font-name-asian="Calibri1" style:font-size-asian="11pt" style:font-size-complex="11pt"/>
    </style:style>
    <style:style style:name="body-paragraph" style:family="paragraph" style:parent-style-name="Standard" style:default-outline-level="" style:list-style-name="">
      <style:paragraph-properties fo:margin-top="0.0693in" fo:margin-bottom="0.0693in"/>
      <style:text-properties style:font-size-complex="12pt"/>
    </style:style>
    <style:style style:name="Contents_20_Heading" style:display-name="Contents Heading" style:family="paragraph" style:parent-style-name="Heading_20_1" style:default-outline-level="" style:list-style-name="" style:class="index">
      <style:paragraph-properties fo:margin-top="0.3335in" fo:margin-bottom="0in" fo:line-height="115%" fo:text-align="start" style:justify-single-word="false" fo:keep-together="always" text:number-lines="false" text:line-number="0"/>
      <style:text-properties fo:color="#365f91" style:font-name="Cambria" fo:font-size="14pt" fo:font-weight="bold" style:letter-kerning="true" style:font-name-asian="MS Gothic" style:font-size-asian="14pt" style:language-asian="ja" style:country-asian="JP"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6181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style:text-properties style:font-size-complex="12pt"/>
    </style:style>
    <style:style style:name="APA_20_Level_20_1" style:display-name="APA Level 1" style:family="paragraph" style:default-outline-level="" style:list-style-name="">
      <style:paragraph-properties style:line-height-at-least="0.3335in" fo:text-align="center" style:justify-single-word="false" fo:orphans="0" fo:widows="0" style:writing-mode="lr-tb"/>
      <style:text-properties style:use-window-font-color="true" style:font-name="Times New Roman" fo:font-size="12pt" style:font-size-asian="12pt" style:font-size-complex="12pt"/>
    </style:style>
    <style:style style:name="APA_20_Reference" style:display-name="APA Reference" style:family="paragraph" style:default-outline-level="" style:list-style-name="">
      <style:paragraph-properties fo:margin-left="0.5in" fo:margin-right="0in" style:line-height-at-least="0.3335in" fo:orphans="0" fo:widows="0" fo:text-indent="-0.5in" style:auto-text-indent="false" style:writing-mode="lr-tb"/>
      <style:text-properties style:use-window-font-color="true" style:font-name="Times New Roman" fo:font-size="12pt" style:font-size-asian="12pt" style:font-size-complex="12pt"/>
    </style:style>
    <style:style style:name="annotation_20_text" style:display-name="annotation text"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endnote_20_reference" style:display-name="endnote reference" style:family="text">
      <style:text-properties style:text-position="super 58%"/>
    </style:style>
    <style:style style:name="Balloon_20_Text_20_Char" style:display-name="Balloon Text Char" style:family="text">
      <style:text-properties style:font-name="Tahoma" fo:font-size="8pt" style:font-size-asian="8pt" style:font-name-complex="Tahoma1" style:font-size-complex="8pt"/>
    </style:style>
    <style:style style:name="Heading_20_4_20_Char" style:display-name="Heading 4 Char" style:family="text">
      <style:text-properties style:font-name="Times New Roman" fo:font-size="12pt" fo:font-style="italic" fo:font-weight="bold" style:font-size-asian="12pt" style:font-style-asian="italic" style:font-weight-asian="bold" style:font-style-complex="italic" style:font-weight-complex="bold"/>
    </style:style>
    <style:style style:name="Heading_20_5_20_Char" style:display-name="Heading 5 Char" style:family="text">
      <style:text-properties style:font-name="Times New Roman" fo:font-size="12pt" fo:font-style="italic" style:font-size-asian="12pt" style:font-style-asian="italic"/>
    </style:style>
    <style:style style:name="Header_20_Char" style:display-name="Header Char" style:family="text">
      <style:text-properties style:font-name="Times New Roman" fo:font-size="12pt" style:font-size-asian="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text:display="true"/>
    </style:style>
    <style:style style:name="citation-publication" style:family="text"/>
    <style:style style:name="Emphasis" style:family="text">
      <style:text-properties fo:font-style="italic" style:font-style-asian="italic" style:font-style-complex="italic"/>
    </style:style>
    <style:style style:name="Footer_20_Char" style:display-name="Footer Char" style:family="text">
      <style:text-properties style:font-name="Times New Roman" fo:font-size="12pt" style:font-size-asian="12pt"/>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ListLabel_20_1" style:display-name="ListLabel 1" style:family="text">
      <style:text-properties style:font-name-complex="Courier New"/>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4.5in" fo:margin-right="0.25in" fo:text-align="center" style:justify-single-word="false" fo:text-indent="0in" style:auto-text-indent="false"/>
    </style:style>
    <style:style style:name="MP2" style:family="paragraph" style:parent-style-name="Header">
      <style:paragraph-properties fo:margin-left="0in" fo:margin-right="0in" fo:text-indent="0in" style:auto-text-indent="false"/>
    </style:style>
    <style:style style:name="MP3" style:family="paragraph" style:parent-style-name="Header">
      <style:paragraph-properties fo:margin-left="4in" fo:margin-right="0.25in" fo:text-indent="0in" style:auto-text-indent="false"/>
    </style:style>
    <style:style style:name="MP4" style:family="paragraph" style:parent-style-name="Header">
      <style:paragraph-properties fo:margin-left="0in" fo:margin-right="0in" fo:text-align="justify" style:justify-single-word="false" fo:text-indent="0in" style:auto-text-indent="false"/>
    </style:style>
    <style:page-layout style:name="Mpm1">
      <style:page-layout-properties fo:page-width="8.5in" fo:page-height="11in" style:num-format="1" style:print-orientation="portrait" fo:margin-top="0.5in" fo:margin-bottom="1in" fo:margin-left="0.8752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5in" fo:margin-bottom="1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header-left>
        <text:p text:style-name="MP3"><text:page-number text:select-page="current">2</text:page-number></text:p>
      </style:header-left>
    </style:master-page>
    <style:master-page style:name="Converted1" style:page-layout-name="Mpm2"/>
    <style:master-page style:name="First_20_Page" style:display-name="First Page" style:page-layout-name="Mpm3" style:next-style-name="Standard">
      <style:header>
        <text:p text:style-name="MP4"/>
      </style:header>
    </style:master-page>
    <style:master-page style:name="Endnote" style:page-layout-name="Mpm4"/>
    <style:master-page style:name="Converted2" style:page-layout-name="Mpm5">
      <style:header>
        <text:p text:style-name="MP1"/>
        <text:p text:style-name="MP2"/>
      </style:header>
    </style:master-page>
    <style:master-page style:name="Converted3" style:page-layout-name="Mpm6"/>
    <style:master-page style:name="Converted4"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nderstanding Data within the enterprise to control or reduce data storage growth</dc:title>
    <meta:initial-creator>Anthony Daubenmerkl</meta:initial-creator>
    <meta:keyword>Thesis</meta:keyword>
    <dc:creator>Lacey Conrad</dc:creator>
    <meta:editing-cycles>28</meta:editing-cycles>
    <meta:print-date>2011-03-01T04:53:00</meta:print-date>
    <meta:creation-date>2019-12-03T19:10:00</meta:creation-date>
    <dc:date>2022-01-16T14:44:24.47</dc:date>
    <meta:editing-duration>PT2M51S</meta:editing-duration>
    <meta:generator>OpenOffice/4.1.7$Win32 OpenOffice.org_project/417m1$Build-9800</meta:generator>
    <meta:document-statistic meta:table-count="0" meta:image-count="0" meta:object-count="0" meta:page-count="4" meta:paragraph-count="37" meta:word-count="809" meta:character-count="483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 Style" xlink:href=""/>
  </office:meta>
</office:document-meta>
</file>